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eorgia" svg:font-family="georgia"/>
  </office:font-face-decls>
  <office:automatic-styles>
    <style:style style:name="P1"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575757" loext:opacity="100%" style:font-name="georgia" fo:font-size="11.25pt"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3" style:family="paragraph" style:parent-style-name="Text_20_body" style:list-style-name="L2">
      <style:paragraph-properties fo:margin-top="0in" fo:margin-bottom="0in" style:contextual-spacing="false" fo:orphans="2" fo:widows="2" fo:padding="0in" fo:border="none"/>
    </style:style>
    <style:style style:name="P4" style:family="paragraph" style:parent-style-name="Text_20_body">
      <style:paragraph-properties fo:margin-top="0in" fo:margin-bottom="0in" style:contextual-spacing="false" fo:orphans="2" fo:widows="2" fo:padding="0in" fo:border="none"/>
      <style:text-properties officeooo:rsid="00043584" officeooo:paragraph-rsid="00043584"/>
    </style:style>
    <style:style style:name="T1" style:family="text">
      <style:text-properties officeooo:rsid="00043584"/>
    </style:style>
    <text:list-style style:name="L1">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ny</text:span> model based reflex agent can be transformed into <text:span text:style-name="T1">a learning agent</text:span> by <text:span text:style-name="T1">training it in the following manner:</text:span></text:p>
      <text:list xml:id="list2896078923" text:style-name="L2">
        <text:list-item>
          <text:p text:style-name="P3">The agent interacts with the environment and make decisions or choices. For training purpose, the agent is provided with the contextual information about the environment and choices.</text:p>
        </text:list-item>
        <text:list-item>
          <text:p text:style-name="P3">The agent is provided with the feedback or rewards based on how well the action taken by the agent or the decision made by the agent resulted in achieving the desired goal.</text:p>
        </text:list-item>
      </text:list>
      <text:p text:style-name="P4"/>
      <text:p text:style-name="P4">The above methodology is also called Reinforcement Lear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eorgia" svg:font-family="georgi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23:49:16.182382792</meta:creation-date>
    <dc:date>2024-03-02T23:52:35.088216571</dc:date>
    <meta:editing-duration>PT32S</meta:editing-duration>
    <meta:editing-cycles>1</meta:editing-cycles>
    <meta:document-statistic meta:table-count="0" meta:image-count="0" meta:object-count="0" meta:page-count="1" meta:paragraph-count="4" meta:word-count="88" meta:character-count="525" meta:non-whitespace-character-count="443"/>
    <meta:generator>LibreOffice/7.3.7.2$Linux_X86_64 LibreOffice_project/30$Build-2</meta:generator>
  </office:meta>
</office:document-meta>
</file>